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2pt"/>
    </style:style>
    <style:style style:name="co3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urchschnittseinkommen (nominal)</text:p>
          </table:table-cell>
          <table:table-cell office:value-type="string" calcext:value-type="string">
            <text:p>Durchschnittseinkommen (real)</text:p>
          </table:table-cell>
          <table:table-cell table:number-columns-repeated="2" office:value-type="string" calcext:value-type="string">
            <text:p>Medianeinkommen (real)</text:p>
          </table:table-cell>
          <table:table-cell office:value-type="string" calcext:value-type="string">
            <text:p>gini_pre_tax</text:p>
          </table:table-cell>
          <table:table-cell office:value-type="string" calcext:value-type="string">
            <text:p>gini_posttax</text:p>
          </table:table-cell>
          <table:table-cell office:value-type="string" calcext:value-type="string">
            <text:p>QSR8020</text:p>
          </table:table-cell>
          <table:table-cell office:value-type="string" calcext:value-type="string">
            <text:p>arpr</text:p>
          </table:table-cell>
          <table:table-cell office:value-type="string" calcext:value-type="string">
            <text:p>hcpi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515" calcext:value-type="float">
            <text:p>22515</text:p>
          </table:table-cell>
          <table:table-cell table:formula="of:=ROUND([.B2]/[.J2]*100; 2)" office:value-type="float" office:value="27224.91" calcext:value-type="float">
            <text:p>27224.91</text:p>
          </table:table-cell>
          <table:table-cell office:value-type="float" office:value="20923" calcext:value-type="float">
            <text:p>20923</text:p>
          </table:table-cell>
          <table:table-cell table:formula="of:=ROUND([.D2]/[.J2]*100; 2)" office:value-type="float" office:value="25299.88" calcext:value-type="float">
            <text:p>25299.88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82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754" calcext:value-type="float">
            <text:p>22754</text:p>
          </table:table-cell>
          <table:table-cell table:formula="of:=ROUND([.B3]/[.J3]*100; 2)" office:value-type="float" office:value="27250.3" calcext:value-type="float">
            <text:p>27250.3</text:p>
          </table:table-cell>
          <table:table-cell office:value-type="float" office:value="21225" calcext:value-type="float">
            <text:p>21225</text:p>
          </table:table-cell>
          <table:table-cell table:formula="of:=ROUND([.D3]/[.J3]*100; 2)" office:value-type="float" office:value="25419.16" calcext:value-type="float">
            <text:p>25419.16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83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294" calcext:value-type="float">
            <text:p>23294</text:p>
          </table:table-cell>
          <table:table-cell table:formula="of:=ROUND([.B4]/[.J4]*100; 2)" office:value-type="float" office:value="27404.71" calcext:value-type="float">
            <text:p>27404.71</text:p>
          </table:table-cell>
          <table:table-cell office:value-type="float" office:value="22124" calcext:value-type="float">
            <text:p>22124</text:p>
          </table:table-cell>
          <table:table-cell table:formula="of:=ROUND([.D4]/[.J4]*100; 2)" office:value-type="float" office:value="26028.24" calcext:value-type="float">
            <text:p>26028.24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85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013" calcext:value-type="float">
            <text:p>24013</text:p>
          </table:table-cell>
          <table:table-cell table:formula="of:=ROUND([.B5]/[.J5]*100; 2)" office:value-type="float" office:value="27760.69" calcext:value-type="float">
            <text:p>27760.69</text:p>
          </table:table-cell>
          <table:table-cell office:value-type="float" office:value="22663" calcext:value-type="float">
            <text:p>22663</text:p>
          </table:table-cell>
          <table:table-cell table:formula="of:=ROUND([.D5]/[.J5]*100; 2)" office:value-type="float" office:value="26200" calcext:value-type="float">
            <text:p>26200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86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113" calcext:value-type="float">
            <text:p>25113</text:p>
          </table:table-cell>
          <table:table-cell table:formula="of:=ROUND([.B6]/[.J6]*100; 2)" office:value-type="float" office:value="28537.5" calcext:value-type="float">
            <text:p>28537.5</text:p>
          </table:table-cell>
          <table:table-cell office:value-type="float" office:value="23341" calcext:value-type="float">
            <text:p>23341</text:p>
          </table:table-cell>
          <table:table-cell table:formula="of:=ROUND([.D6]/[.J6]*100; 2)" office:value-type="float" office:value="26523.86" calcext:value-type="float">
            <text:p>26523.8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88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030" calcext:value-type="float">
            <text:p>26030</text:p>
          </table:table-cell>
          <table:table-cell table:formula="of:=ROUND([.B7]/[.J7]*100; 2)" office:value-type="float" office:value="28541.67" calcext:value-type="float">
            <text:p>28541.67</text:p>
          </table:table-cell>
          <table:table-cell office:value-type="float" office:value="24161" calcext:value-type="float">
            <text:p>24161</text:p>
          </table:table-cell>
          <table:table-cell table:formula="of:=ROUND([.D7]/[.J7]*100; 2)" office:value-type="float" office:value="26492.32" calcext:value-type="float">
            <text:p>26492.32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91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897" calcext:value-type="float">
            <text:p>25897</text:p>
          </table:table-cell>
          <table:table-cell table:formula="of:=ROUND([.B8]/[.J8]*100; 2)" office:value-type="float" office:value="28118.35" calcext:value-type="float">
            <text:p>28118.35</text:p>
          </table:table-cell>
          <table:table-cell office:value-type="float" office:value="25029" calcext:value-type="float">
            <text:p>25029</text:p>
          </table:table-cell>
          <table:table-cell table:formula="of:=ROUND([.D8]/[.J8]*100; 2)" office:value-type="float" office:value="27175.9" calcext:value-type="float">
            <text:p>27175.9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2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915" calcext:value-type="float">
            <text:p>26915</text:p>
          </table:table-cell>
          <table:table-cell table:formula="of:=ROUND([.B9]/[.J9]*100; 2)" office:value-type="float" office:value="28602.55" calcext:value-type="float">
            <text:p>28602.55</text:p>
          </table:table-cell>
          <table:table-cell office:value-type="float" office:value="25668" calcext:value-type="float">
            <text:p>25668</text:p>
          </table:table-cell>
          <table:table-cell table:formula="of:=ROUND([.D9]/[.J9]*100; 2)" office:value-type="float" office:value="27277.36" calcext:value-type="float">
            <text:p>27277.3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94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347" calcext:value-type="float">
            <text:p>29347</text:p>
          </table:table-cell>
          <table:table-cell table:formula="of:=ROUND([.B10]/[.J10]*100; 2)" office:value-type="float" office:value="30379.92" calcext:value-type="float">
            <text:p>30379.92</text:p>
          </table:table-cell>
          <table:table-cell office:value-type="float" office:value="26944" calcext:value-type="float">
            <text:p>26944</text:p>
          </table:table-cell>
          <table:table-cell table:formula="of:=ROUND([.D10]/[.J10]*100; 2)" office:value-type="float" office:value="27892.34" calcext:value-type="float">
            <text:p>27892.34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96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690" calcext:value-type="float">
            <text:p>29690</text:p>
          </table:table-cell>
          <table:table-cell table:formula="of:=ROUND([.B11]/[.J11]*100; 2)" office:value-type="float" office:value="30020.22" calcext:value-type="float">
            <text:p>30020.22</text:p>
          </table:table-cell>
          <table:table-cell office:value-type="float" office:value="27184" calcext:value-type="float">
            <text:p>27184</text:p>
          </table:table-cell>
          <table:table-cell table:formula="of:=ROUND([.D11]/[.J11]*100; 2)" office:value-type="float" office:value="27486.35" calcext:value-type="float">
            <text:p>27486.3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082" calcext:value-type="float">
            <text:p>30082</text:p>
          </table:table-cell>
          <table:table-cell table:formula="of:=ROUND([.B12]/[.J12]*100; 2)" office:value-type="float" office:value="30263.58" calcext:value-type="float">
            <text:p>30263.58</text:p>
          </table:table-cell>
          <table:table-cell office:value-type="float" office:value="27444" calcext:value-type="float">
            <text:p>27444</text:p>
          </table:table-cell>
          <table:table-cell table:formula="of:=ROUND([.D12]/[.J12]*100; 2)" office:value-type="float" office:value="27609.66" calcext:value-type="float">
            <text:p>27609.66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99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08" calcext:value-type="float">
            <text:p>31108</text:p>
          </table:table-cell>
          <table:table-cell table:formula="of:=ROUND([.B13]/[.J13]*100; 2)" office:value-type="float" office:value="31170.34" calcext:value-type="float">
            <text:p>31170.34</text:p>
          </table:table-cell>
          <table:table-cell office:value-type="float" office:value="27861" calcext:value-type="float">
            <text:p>27861</text:p>
          </table:table-cell>
          <table:table-cell table:formula="of:=ROUND([.D13]/[.J13]*100; 2)" office:value-type="float" office:value="27916.83" calcext:value-type="float">
            <text:p>27916.8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518" calcext:value-type="float">
            <text:p>31518</text:p>
          </table:table-cell>
          <table:table-cell table:formula="of:=ROUND([.B14]/[.J14]*100; 2)" office:value-type="float" office:value="31518" calcext:value-type="float">
            <text:p>31518</text:p>
          </table:table-cell>
          <table:table-cell office:value-type="float" office:value="28364" calcext:value-type="float">
            <text:p>28364</text:p>
          </table:table-cell>
          <table:table-cell table:formula="of:=ROUND([.D14]/[.J14]*100; 2)" office:value-type="float" office:value="28364" calcext:value-type="float">
            <text:p>2836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141" calcext:value-type="float">
            <text:p>32141</text:p>
          </table:table-cell>
          <table:table-cell table:formula="of:=ROUND([.B15]/[.J15]*100; 2)" office:value-type="float" office:value="32141" calcext:value-type="float">
            <text:p>32141</text:p>
          </table:table-cell>
          <table:table-cell office:value-type="float" office:value="28665" calcext:value-type="float">
            <text:p>28665</text:p>
          </table:table-cell>
          <table:table-cell table:formula="of:=ROUND([.D15]/[.J15]*100; 2)" office:value-type="float" office:value="28665" calcext:value-type="float">
            <text:p>28665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792" calcext:value-type="float">
            <text:p>32792</text:p>
          </table:table-cell>
          <table:table-cell table:formula="of:=ROUND([.B16]/[.J16]*100; 2)" office:value-type="float" office:value="32435.21" calcext:value-type="float">
            <text:p>32435.21</text:p>
          </table:table-cell>
          <table:table-cell office:value-type="float" office:value="29383" calcext:value-type="float">
            <text:p>29383</text:p>
          </table:table-cell>
          <table:table-cell table:formula="of:=ROUND([.D16]/[.J16]*100; 2)" office:value-type="float" office:value="29063.3" calcext:value-type="float">
            <text:p>29063.3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0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currency-style style:name="N121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1:36:33.653408318</meta:creation-date>
    <meta:generator>LibreOffice/5.1.6.2$Linux_X86_64 LibreOffice_project/10m0$Build-2</meta:generator>
    <dc:date>2019-01-19T13:21:47.660603557</dc:date>
    <meta:editing-duration>PT1H45M13S</meta:editing-duration>
    <meta:editing-cycles>5</meta:editing-cycles>
    <meta:document-statistic meta:table-count="1" meta:cell-count="160" meta:object-count="0"/>
  </office:meta>
</office:document-meta>
</file>